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BC800A77666B17D802.pdf" manifest:media-type="application/pdf"/>
  <manifest:file-entry manifest:full-path="Pictures/100000000000012C0000029F544A78816BBDA9AA.png" manifest:media-type="image/png"/>
  <manifest:file-entry manifest:full-path="Pictures/100000000000012C0000029FC58AD2D9E8A535D9.pdf" manifest:media-type="application/pdf"/>
  <manifest:file-entry manifest:full-path="Pictures/100000000000012B000001BB91410DBB77CE536D.png" manifest:media-type="image/png"/>
  <manifest:file-entry manifest:full-path="Pictures/100000000000012B000001BB6BB133AA02EC53DF.pdf" manifest:media-type="application/pdf"/>
  <manifest:file-entry manifest:full-path="Pictures/100000000000022F000002DB4CBCF8224573A64E.png" manifest:media-type="image/png"/>
  <manifest:file-entry manifest:full-path="Pictures/100000000000022F000002DB10555EC16DDB76B2.pdf" manifest:media-type="application/pdf"/>
  <manifest:file-entry manifest:full-path="Pictures/1000000000000208000002D908B1F3F9056A85D4.png" manifest:media-type="image/png"/>
  <manifest:file-entry manifest:full-path="Pictures/100000000000012C0000021E2D749E45200E99ED.pdf" manifest:media-type="application/pdf"/>
  <manifest:file-entry manifest:full-path="Pictures/100000000000012C000000BCA747EBAAF9755F64.png" manifest:media-type="image/png"/>
  <manifest:file-entry manifest:full-path="Pictures/1000000000000208000002D96A90219535D90A19.pdf" manifest:media-type="application/pdf"/>
  <manifest:file-entry manifest:full-path="Pictures/100000000000012C0000021E08FA99760CD3A2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47302"/>
    </style:style>
    <style:style style:name="T2" style:family="text">
      <style:text-properties fo:font-weight="bold" officeooo:rsid="0004730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2cm" svg:y="0.593cm" svg:width="16.757cm" svg:height="21.913cm" draw:z-index="0"><draw:image xlink:href="Pictures/100000000000022F000002DB10555EC16DDB76B2.pdf" xlink:type="simple" xlink:show="embed" xlink:actuate="onLoad" loext:mime-type="application/pdf"/><draw:image xlink:href="Pictures/100000000000022F000002DB4CBCF8224573A64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62cm" svg:y="0.593cm" svg:width="16.796cm" svg:height="23.546cm" draw:z-index="1"><draw:image xlink:href="Pictures/1000000000000208000002D96A90219535D90A19.pdf" xlink:type="simple" xlink:show="embed" xlink:actuate="onLoad" loext:mime-type="application/pdf"/><draw:image xlink:href="Pictures/1000000000000208000002D908B1F3F9056A85D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3" text:anchor-type="paragraph" svg:x="0.076cm" svg:y="0cm" svg:width="7.721cm" svg:height="13.949cm" draw:z-index="2"><draw:image xlink:href="Pictures/100000000000012C0000021E2D749E45200E99ED.pdf" xlink:type="simple" xlink:show="embed" xlink:actuate="onLoad" loext:mime-type="application/pdf"/><draw:image xlink:href="Pictures/100000000000012C0000021E08FA99760CD3A215.png" xlink:type="simple" xlink:show="embed" xlink:actuate="onLoad"/></draw:frame><draw:frame draw:style-name="fr1" draw:name="Image4" text:anchor-type="paragraph" svg:x="0.076cm" svg:y="13.947cm" svg:width="7.675cm" svg:height="11.374cm" draw:z-index="3"><draw:image xlink:href="Pictures/100000000000012B000001BB6BB133AA02EC53DF.pdf" xlink:type="simple" xlink:show="embed" xlink:actuate="onLoad" loext:mime-type="application/pdf"/><draw:image xlink:href="Pictures/100000000000012B000001BB91410DBB77CE536D.png" xlink:type="simple" xlink:show="embed" xlink:actuate="onLoad"/></draw:frame><text:soft-page-break/><text:s text:c="14"/><text:span text:style-name="T2">Correction :</text:span> <text:s text:c="16"/></text:p>
      <text:p text:style-name="Standard"><draw:frame draw:style-name="fr1" draw:name="Image5" text:anchor-type="paragraph" svg:x="9.234cm" svg:y="0.416cm" svg:width="7.662cm" svg:height="17.138cm" draw:z-index="4"><draw:image xlink:href="Pictures/100000000000012C0000029FC58AD2D9E8A535D9.pdf" xlink:type="simple" xlink:show="embed" xlink:actuate="onLoad" loext:mime-type="application/pdf"/><draw:image xlink:href="Pictures/100000000000012C0000029F544A78816BBDA9AA.png" xlink:type="simple" xlink:show="embed" xlink:actuate="onLoad"/></draw:frame></text:p>
      <text:p text:style-name="Standard"><draw:frame draw:style-name="fr1" draw:name="Image6" text:anchor-type="paragraph" svg:x="9.234cm" svg:y="17.066cm" svg:width="7.611cm" svg:height="4.77cm" draw:z-index="5"><draw:image xlink:href="Pictures/100000000000012C000000BC800A77666B17D802.pdf" xlink:type="simple" xlink:show="embed" xlink:actuate="onLoad" loext:mime-type="application/pdf"/><draw:image xlink:href="Pictures/100000000000012C000000BCA747EBAAF9755F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1:01:30.222273752</meta:creation-date>
    <dc:date>2020-02-06T11:13:55.962145715</dc:date>
    <meta:editing-duration>PT12M25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1" meta:word-count="2" meta:character-count="43" meta:non-whitespace-character-count="11"/>
  </office:meta>
</office:document-meta>
</file>